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SimpleTypeDelegate.derivedFromType( XSTypeDefinition ancestorType , short derivation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isFinal( short restri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Primi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validate( String content , ValidationContext context , ValidatedInfo validate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Ite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applyFacets( XSFacets facets , short presentFacet , short fixedFace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isEqual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BuiltIn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Type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Primitive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Vari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isDefinedFacet( short fac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derivedFrom( String namespace , String name , short derivation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Bou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validate( ValidationContext context , ValidatedInfo validate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isI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Anonym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MultiValue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isFixedFacet( short fac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Lexical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LexicalEnum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Fix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LexicalFacetValue( short fac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validate( Object content , ValidationContext context , ValidatedInfo validate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Memb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getDefin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legate.XSSimpleTypeDelegate( XSSimple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